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Thuesd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0" table:target-range-address="Sheet1.A1:Sheet1.B4" table:display-filter-buttons="true" table:orientation="column">
          <table:sort>
            <table:sort-by table:field-number="0" table:data-type="UserList1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10:20:48.2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01T12:09:33.063000000</meta:creation-date>
    <dc:date>2020-07-03T10:21:35.824000000</dc:date>
    <meta:editing-duration>PT1M58S</meta:editing-duration>
    <meta:editing-cycles>3</meta:editing-cycles>
    <meta:generator>LibreOfficeDev/7.1.0.0.alpha0$Windows_X86_64 LibreOffice_project/51128892651f7f51274d182e5c49507bd93ec3bf</meta:generator>
    <meta:document-statistic meta:table-count="1" meta:cell-count="8" meta:object-count="0"/>
  </office:meta>
</office:document-meta>
</file>